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0.75cm" fo:min-width="22.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1.788cm" fo:min-width="4.224cm" fo:wrap-option="no-wrap"/>
    </style:style>
    <style:style style:name="gr5" style:family="graphic" style:parent-style-name="standard">
      <style:graphic-properties draw:fill-color="#aecf00" draw:textarea-horizontal-align="justify" draw:textarea-vertical-align="middle" draw:auto-grow-height="false" fo:min-height="2.436cm" fo:min-width="10.426cm" fo:wrap-option="no-wrap"/>
    </style:style>
    <style:style style:name="gr6" style:family="graphic" style:parent-style-name="standard">
      <style:graphic-properties draw:fill-color="#b3b3b3" draw:textarea-horizontal-align="justify" draw:textarea-vertical-align="middle" draw:auto-grow-height="false" fo:min-height="1.325cm" fo:min-width="7.926cm" fo:wrap-option="no-wrap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1.788cm" fo:min-width="5.89cm" fo:wrap-option="no-wrap"/>
    </style:style>
    <style:style style:name="gr8" style:family="graphic" style:parent-style-name="standard">
      <style:graphic-properties draw:fill-color="#aecf00" draw:textarea-horizontal-align="justify" draw:textarea-vertical-align="middle" draw:auto-grow-height="false" fo:min-height="3.454cm" fo:min-width="4.408cm" fo:wrap-option="no-wrap"/>
    </style:style>
    <style:style style:name="gr9" style:family="graphic" style:parent-style-name="standard">
      <style:graphic-properties draw:fill-color="#aecf00" draw:textarea-horizontal-align="justify" draw:textarea-vertical-align="middle" draw:auto-grow-height="false" fo:min-height="1.602cm" fo:min-width="2.65cm" fo:wrap-option="no-wrap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1.14cm" fo:min-width="2.186cm" fo:wrap-option="no-wrap"/>
    </style:style>
    <style:style style:name="gr11" style:family="graphic" style:parent-style-name="standard">
      <style:graphic-properties draw:fill-color="#aecf00" draw:textarea-horizontal-align="justify" draw:textarea-vertical-align="middle" draw:auto-grow-height="false" fo:min-height="2.622cm" fo:min-width="3.482cm" fo:wrap-option="no-wrap"/>
    </style:style>
    <style:style style:name="gr12" style:family="graphic" style:parent-style-name="standard">
      <style:graphic-properties draw:fill-color="#aecf00" draw:textarea-horizontal-align="justify" draw:textarea-vertical-align="middle" draw:auto-grow-height="false" fo:min-height="1.788cm" fo:min-width="5.612cm" fo:wrap-option="no-wrap"/>
    </style:style>
    <style:style style:name="gr13" style:family="graphic" style:parent-style-name="objectwithoutfill">
      <style:graphic-properties svg:stroke-width="0.106cm" draw:marker-start-width="0.358cm" draw:marker-end-width="0.358cm" svg:stroke-opacity="50%" draw:fill="none" fo:padding-top="0.177cm" fo:padding-bottom="0.177cm" fo:padding-left="0.302cm" fo:padding-right="0.302cm"/>
    </style:style>
    <style:style style:name="gr14" style:family="graphic" style:parent-style-name="standard">
      <style:graphic-properties draw:fill-color="#aecf00" draw:textarea-horizontal-align="justify" draw:textarea-vertical-align="middle" draw:auto-grow-height="false" fo:min-height="1.788cm" fo:min-width="4.964cm" fo:wrap-option="no-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end"/>
    </style:style>
    <style:style style:name="P2" style:family="paragraph">
      <loext:graphic-properties draw:fill-color="#99ccff"/>
      <style:paragraph-properties fo:text-align="end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666666"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color="#666666" fo:font-size="16pt" style:font-size-asian="16pt" style:font-size-complex="16pt"/>
    </style:style>
    <style:style style:name="P6" style:family="paragraph">
      <loext:graphic-properties draw:fill-color="#aecf00"/>
      <style:paragraph-properties fo:text-align="center"/>
    </style:style>
    <style:style style:name="P7" style:family="paragraph">
      <loext:graphic-properties draw:fill-color="#b3b3b3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666666"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6666" fo:font-size="20pt" style:font-size-asian="20pt" style:font-size-complex="20pt"/>
    </style:style>
    <style:style style:name="T3" style:family="text">
      <style:text-properties fo:color="#666666"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66666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2cm" svg:height="1cm" svg:x="1cm" svg:y="10cm">
          <text:p text:style-name="P1"><text:span text:style-name="T1">I2C or SPI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7cm" svg:height="1.162cm" draw:transform="rotate (1.5707963267949) translate (1cm 10cm)">
          <draw:text-box>
            <text:p text:style-name="P3"><text:span text:style-name="T2">Raspberry Pi</text:span></text:p>
          </draw:text-box>
        </draw:frame>
        <draw:frame draw:style-name="gr3" draw:text-style-name="P5" draw:layer="layout" svg:width="3.7cm" svg:height="1.4cm" draw:transform="rotate (1.5707963267949) translate (1cm 13.8cm)">
          <draw:text-box>
            <text:p text:style-name="P3"><text:span text:style-name="T3">STM32F0</text:span></text:p>
          </draw:text-box>
        </draw:frame>
        <draw:custom-shape draw:style-name="gr4" draw:text-style-name="P6" draw:layer="layout" svg:width="5.1cm" svg:height="2.2cm" svg:x="2.7cm" svg:y="11.3cm">
          <text:p text:style-name="P3">Watchdog</text:p>
          <text:p text:style-name="P3"><text:span text:style-name="T4">- observing</text:span></text:p>
          <text:p text:style-name="P3"><text:span text:style-name="T4">- restarting</text:span></text:p>
          <draw:enhanced-geometry svg:viewBox="0 0 21600 21600" draw:text-areas="800 800 20800 20800" draw:type="round-rectangular-callout" draw:modifiers="3340.99196236032 -32130.1226715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4" draw:layer="layout" svg:width="2.8cm" svg:height="1.162cm" draw:transform="rotate (1.5707963267949) translate (1cm 3.9cm)">
          <draw:text-box>
            <text:p text:style-name="P3"><text:span text:style-name="T2">User</text:span></text:p>
          </draw:text-box>
        </draw:frame>
        <draw:custom-shape draw:style-name="gr1" draw:text-style-name="P2" draw:layer="layout" svg:width="23.2cm" svg:height="1cm" svg:x="1cm" svg:y="4.4cm">
          <text:p text:style-name="P1"><text:span text:style-name="T1">Network (WLAN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1.8cm" svg:height="2.9cm" svg:x="2.8cm" svg:y="1.3cm">
          <text:p text:style-name="P3">Web Interface</text:p>
          <text:p text:style-name="P3"><text:span text:style-name="T4">-HTML5, JS</text:span></text:p>
          <text:p text:style-name="P3"><text:span text:style-name="T4">- Logs, Charts, etc...</text:span></text:p>
          <text:p text:style-name="P3"><text:span text:style-name="T4">- optimized for mobile devices (responsive design)</text:span></text:p>
          <draw:enhanced-geometry svg:viewBox="0 0 21600 21600" draw:text-areas="800 800 20800 20800" draw:type="round-rectangular-callout" draw:modifiers="6095.07668841624 18800.4136504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xml:id="id3" draw:id="id3" draw:layer="layout" svg:width="9.1cm" svg:height="1.7cm" svg:x="15.1cm" svg:y="1.9cm">
          <text:p text:style-name="P3">API</text:p>
          <text:p text:style-name="P3"><text:span text:style-name="T4">- with HTTP/HTTPS</text:span></text:p>
          <draw:enhanced-geometry svg:viewBox="0 0 21600 21600" draw:text-areas="800 800 20800 20800" draw:type="round-rectangular-callout" draw:modifiers="8306.77947478299 17460.3174603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xml:id="id8" draw:id="id8" draw:layer="layout" svg:width="6.9cm" svg:height="2.2cm" svg:x="8.2cm" svg:y="11.3cm">
          <text:p text:style-name="P3">Sensor values</text:p>
          <text:p text:style-name="P3"><text:span text:style-name="T4">-measure values on request</text:span></text:p>
          <text:p text:style-name="P3"><text:span text:style-name="T4">- send values to rPi</text:span></text:p>
          <draw:enhanced-geometry svg:viewBox="0 0 21600 21600" draw:text-areas="800 800 20800 20800" draw:type="round-rectangular-callout" draw:modifiers="6313.17200405738 2060.88141753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xml:id="id6" draw:id="id6" draw:layer="layout" svg:width="5.3cm" svg:height="4cm" svg:x="4.2cm" svg:y="5.7cm">
          <text:p text:style-name="P3">Main control app</text:p>
          <text:p text:style-name="P3"><text:span text:style-name="T4">- in Python</text:span></text:p>
          <text:p text:style-name="P3"><text:span text:style-name="T4">- request measures</text:span></text:p>
          <text:p text:style-name="P3"><text:span text:style-name="T4">- control motors</text:span></text:p>
          <text:p text:style-name="P3"><text:span text:style-name="T4">- log to database</text:span></text:p>
          <draw:enhanced-geometry svg:viewBox="0 0 21600 21600" draw:text-areas="800 800 20800 20800" draw:type="round-rectangular-callout" draw:modifiers="7843.80305602716 19408.1479630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xml:id="id7" draw:id="id7" draw:layer="layout" svg:width="3.4cm" svg:height="2cm" svg:x="10.4cm" svg:y="6.7cm">
          <text:p text:style-name="P3">Database</text:p>
          <text:p text:style-name="P3"><text:span text:style-name="T4">- logs...</text:span></text:p>
          <draw:enhanced-geometry svg:viewBox="0 0 21600 21600" draw:text-areas="800 800 20800 20800" draw:type="round-rectangular-callout" draw:modifiers="13248.3387239047 21664.7676161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xml:id="id4" draw:id="id4" draw:layer="layout" svg:width="2.9cm" svg:height="1.5cm" svg:x="20.2cm" svg:y="7cm">
          <text:p text:style-name="P3">Webcam</text:p>
          <draw:enhanced-geometry svg:viewBox="0 0 21600 21600" draw:text-areas="800 800 20800 20800" draw:type="round-rectangular-callout" draw:modifiers="16559.2554291624 13124.0506329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xml:id="id2" draw:id="id2" draw:layer="layout" svg:width="4.3cm" svg:height="3.1cm" svg:x="14.8cm" svg:y="6.2cm">
          <text:p text:style-name="P3">Webserver</text:p>
          <text:p text:style-name="P3"><text:span text:style-name="T4">- in Python</text:span></text:p>
          <text:p text:style-name="P3"><text:span text:style-name="T4">- for Webinterface</text:span></text:p>
          <draw:enhanced-geometry svg:viewBox="0 0 21600 21600" draw:text-areas="800 800 20800 20800" draw:type="round-rectangular-callout" draw:modifiers="10476.0753313183 18159.04546920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xml:id="id5" draw:id="id5" draw:layer="layout" svg:width="6.6cm" svg:height="2.2cm" svg:x="15.4cm" svg:y="11.3cm">
          <text:p text:style-name="P3">Motor control</text:p>
          <text:p text:style-name="P3"><text:span text:style-name="T4">- on request</text:span></text:p>
          <draw:enhanced-geometry svg:viewBox="0 0 21600 21600" draw:text-areas="800 800 20800 20800" draw:type="round-rectangular-callout" draw:modifiers="14584.3357067111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9" draw:layer="layout" draw:type="curve" svg:x1="8.7cm" svg:y1="4.2cm" svg:x2="16.95cm" svg:y2="6.2cm" draw:start-shape="id1" draw:start-glue-point="2" draw:end-shape="id2" draw:end-glue-point="0" svg:d="M8700 4200c0 1501 8250 502 8250 2000" svg:viewBox="0 0 8251 2001">
          <text:p/>
        </draw:connector>
        <draw:connector draw:style-name="gr13" draw:text-style-name="P9" draw:layer="layout" draw:type="curve" svg:x1="19.65cm" svg:y1="3.6cm" svg:x2="16.95cm" svg:y2="6.2cm" draw:start-shape="id3" draw:start-glue-point="2" draw:end-shape="id2" draw:end-glue-point="0" svg:d="M19650 3600c0 1951-2700 652-2700 2600" svg:viewBox="0 0 2701 2601">
          <text:p/>
        </draw:connector>
        <draw:connector draw:style-name="gr13" draw:text-style-name="P9" draw:layer="layout" draw:type="curve" svg:x1="19.1cm" svg:y1="7.75cm" svg:x2="20.2cm" svg:y2="7.75cm" draw:start-shape="id2" draw:start-glue-point="1" draw:end-shape="id4" draw:end-glue-point="3" svg:d="M19100 7750h1100" svg:viewBox="0 0 1101 1">
          <text:p/>
        </draw:connector>
        <draw:connector draw:style-name="gr13" draw:text-style-name="P9" draw:layer="layout" draw:type="curve" svg:x1="7.75cm" svg:y1="9.7cm" svg:x2="18.7cm" svg:y2="11.3cm" draw:end-shape="id5" draw:end-glue-point="0" svg:d="M7750 9700c0 825 10950 25 10950 1600" svg:viewBox="0 0 10951 1601">
          <text:p/>
        </draw:connector>
        <draw:connector draw:style-name="gr13" draw:text-style-name="P9" draw:layer="layout" draw:type="curve" svg:x1="9.5cm" svg:y1="7.7cm" svg:x2="10.4cm" svg:y2="7.7cm" draw:start-shape="id6" draw:start-glue-point="1" draw:end-shape="id7" draw:end-glue-point="3" svg:d="M9500 7700h900" svg:viewBox="0 0 901 1">
          <text:p/>
        </draw:connector>
        <draw:connector draw:style-name="gr13" draw:text-style-name="P9" draw:layer="layout" draw:type="curve" svg:x1="14.8cm" svg:y1="7.75cm" svg:x2="13.8cm" svg:y2="7.7cm" draw:start-shape="id2" draw:start-glue-point="3" draw:end-shape="id7" draw:end-glue-point="1" svg:d="M14800 7750c-748 0-249-50-1000-50" svg:viewBox="0 0 1001 51">
          <text:p/>
        </draw:connector>
        <draw:custom-shape draw:style-name="gr1" draw:text-style-name="P2" draw:layer="layout" svg:width="23.2cm" svg:height="1cm" svg:x="1cm" svg:y="13.7cm">
          <text:p text:style-name="P1"><text:span text:style-name="T1">Wires</text:span><text:span text:style-name="T4"> (in future, sensors with CAN Bus)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curve" svg:x1="11.65cm" svg:y1="11.3cm" svg:x2="7.75cm" svg:y2="9.6cm" draw:start-shape="id8" draw:start-glue-point="0" svg:d="M11650 11300c0-1650-3900-800-3900-1700" svg:viewBox="0 0 3901 1701">
          <text:p/>
        </draw:connector>
        <draw:custom-shape draw:style-name="gr14" draw:text-style-name="P6" xml:id="id10" draw:id="id10" draw:layer="layout" svg:width="5.9cm" svg:height="2.2cm" svg:x="16.7cm" svg:y="15.1cm">
          <text:p text:style-name="P3"><text:span text:style-name="T4">Motors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xml:id="id9" draw:id="id9" draw:layer="layout" svg:width="5.9cm" svg:height="2.2cm" svg:x="3.3cm" svg:y="15.1cm">
          <text:p text:style-name="P3"><text:span text:style-name="T4">Moisture Sensors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xml:id="id11" draw:id="id11" draw:layer="layout" svg:width="5.9cm" svg:height="2.2cm" svg:x="9.9cm" svg:y="15.1cm">
          <text:p text:style-name="P3"><text:span text:style-name="T4">Waterlevel</text:span></text:p>
          <draw:enhanced-geometry svg:viewBox="0 0 21600 21600" draw:text-areas="800 800 20800 20800" draw:type="round-rectangular-callout" draw:modifiers="16314.3873919675 17998.3643798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9" draw:layer="layout" draw:type="curve" svg:x1="11.65cm" svg:y1="13.5cm" svg:x2="6.25cm" svg:y2="15.1cm" draw:start-shape="id8" draw:start-glue-point="2" draw:end-shape="id9" draw:end-glue-point="0" svg:d="M11650 13500c0 1201-5400 402-5400 1600" svg:viewBox="0 0 5401 1601">
          <text:p/>
        </draw:connector>
        <draw:connector draw:style-name="gr13" draw:text-style-name="P9" draw:layer="layout" draw:type="curve" svg:x1="18.7cm" svg:y1="13.5cm" svg:x2="19.65cm" svg:y2="15.1cm" draw:start-shape="id5" draw:start-glue-point="2" draw:end-shape="id10" draw:end-glue-point="0" svg:d="M18700 13500c0 1201 950 402 950 1600" svg:viewBox="0 0 951 1601">
          <text:p/>
        </draw:connector>
        <draw:connector draw:style-name="gr13" draw:text-style-name="P9" draw:layer="layout" draw:type="curve" svg:x1="11.65cm" svg:y1="13.5cm" svg:x2="12.85cm" svg:y2="15.1cm" draw:start-shape="id8" draw:start-glue-point="2" draw:end-shape="id11" draw:end-glue-point="0" svg:d="M11650 13500c0 1201 1200 402 1200 1600" svg:viewBox="0 0 1201 1601">
          <text:p/>
        </draw:connector>
        <draw:frame draw:style-name="gr15" draw:text-style-name="P10" draw:layer="layout" svg:width="3.4cm" svg:height="1.673cm" draw:transform="rotate (1.5707963267949) translate (0.714cm 17.9cm)">
          <draw:text-box>
            <text:p text:style-name="P3"><text:span text:style-name="T5">Hard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Hieber</meta:initial-creator>
    <meta:creation-date>2015-04-29T02:08:43.183559122</meta:creation-date>
    <dc:date>2015-04-29T03:03:50.851421670</dc:date>
    <dc:creator>Jan Hieber</dc:creator>
    <meta:editing-duration>PT16M20S</meta:editing-duration>
    <meta:editing-cycles>3</meta:editing-cycles>
    <meta:generator>LibreOffice/4.4.2.2$Linux_X86_64 LibreOffice_project/40m0$Build-2</meta:generator>
    <meta:document-statistic meta:object-count="29"/>
  </office:meta>
</office:document-meta>
</file>